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lepretrethomas/VillageGreen" text:style-name="Internet_20_link" text:visited-style-name="Visited_20_Internet_20_Link">https://github.com/lepretrethomas/VillageGreen</text:a></text:p>
      <text:p text:style-name="Standard"/>
      <text:p text:style-name="Standard"><text:a xlink:type="simple" xlink:href="https://github.com/KatSou/Fichier-afpa" text:style-name="Internet_20_link" text:visited-style-name="Visited_20_Internet_20_Link">https://github.com/KatSou/Fichier-afpa</text:a></text:p>
      <text:p text:style-name="Standard"/>
      <text:p text:style-name="Standard">https://github.com/Formations-AFPA/SQL-Base-Papyrus</text:p>
      <text:p text:style-name="Standard"/>
      <text:p text:style-name="Standard"><text:a xlink:type="simple" xlink:href="https://github.com/fcaumartin/village_green" text:style-name="Internet_20_link" text:visited-style-name="Visited_20_Internet_20_Link">https://github.com/fcaumartin/village_green</text:a></text:p>
      <text:p text:style-name="Standard"/>
      <text:p text:style-name="Standard"><text:a xlink:type="simple" xlink:href="https://github.com/lepretrethomas/VillageGreen-PHP" text:style-name="Internet_20_link" text:visited-style-name="Visited_20_Internet_20_Link">https://github.com/lepretrethomas/VillageGreen-PHP</text:a></text:p>
      <text:p text:style-name="Standard"/>
      <text:p text:style-name="Standard"><text:a xlink:type="simple" xlink:href="https://github.com/germainsip/projet-village" text:style-name="Internet_20_link" text:visited-style-name="Visited_20_Internet_20_Link">https://github.com/germainsip/projet-village</text:a></text:p>
      <text:p text:style-name="Standard"/>
      <text:p text:style-name="Standard"><text:a xlink:type="simple" xlink:href="https://github.com/germainsip/fil-rouge" text:style-name="Internet_20_link" text:visited-style-name="Visited_20_Internet_20_Link">https://github.com/germainsip/fil-rouge</text:a></text:p>
      <text:p text:style-name="Standard"/>
      <text:p text:style-name="Standard"><text:a xlink:type="simple" xlink:href="https://germainsip.github.io/fil-rouge/" text:style-name="Internet_20_link" text:visited-style-name="Visited_20_Internet_20_Link">https://germainsip.github.io/fil-rouge/</text:a></text:p>
      <text:p text:style-name="Standard"/>
      <text:p text:style-name="Standard">https://github.com/germainsip/fil-rouge</text:p>
      <text:p text:style-name="Standard"/>
      <text:p text:style-name="Standard"/>
      <text:p text:style-name="Standard"><text:a xlink:type="simple" xlink:href="https://github.com/dcaramello/projet_bibliotheque/tree/master/documentation" text:style-name="Internet_20_link" text:visited-style-name="Visited_20_Internet_20_Link">https://github.com/dcaramello/projet_bibliotheque/tree/master/documentation</text:a></text:p>
      <text:p text:style-name="Standard"/>
      <text:p text:style-name="Standard"><text:a xlink:type="simple" xlink:href="https://germainsip.github.io/projet-village/" text:style-name="Internet_20_link" text:visited-style-name="Visited_20_Internet_20_Link">https://germainsip.github.io/projet-village/</text:a></text:p>
      <text:p text:style-name="Standard"/>
      <text:p text:style-name="Standard"><text:a xlink:type="simple" xlink:href="https://github.com/Afpa-repo" text:style-name="Internet_20_link" text:visited-style-name="Visited_20_Internet_20_Link">https://github.com/Afpa-repo</text:a></text:p>
      <text:p text:style-name="Standard"/>
      <text:p text:style-name="Standard">https://github.com/Afpa-repo/CDA_20046-2/tree/master/UML/Diagramme%20S%C3%A9qu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31:29.952774841</meta:creation-date>
    <dc:date>2023-04-03T14:27:02.933247138</dc:date>
    <meta:editing-duration>PT18H27M36S</meta:editing-duration>
    <meta:editing-cycles>13</meta:editing-cycles>
    <meta:generator>LibreOffice/7.4.4.2$Linux_X86_64 LibreOffice_project/40$Build-2</meta:generator>
    <meta:document-statistic meta:table-count="0" meta:image-count="0" meta:object-count="0" meta:page-count="1" meta:paragraph-count="13" meta:word-count="13" meta:character-count="618" meta:non-whitespace-character-count="618"/>
  </office:meta>
</office:document-meta>
</file>